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92b4f" officeooo:paragraph-rsid="00092b4f"/>
    </style:style>
    <style:style style:name="P3" style:family="paragraph" style:parent-style-name="Standard">
      <style:text-properties officeooo:rsid="000a3043" officeooo:paragraph-rsid="000a3043"/>
    </style:style>
    <style:style style:name="P4" style:family="paragraph" style:parent-style-name="Standard">
      <style:text-properties officeooo:rsid="000b7b36" officeooo:paragraph-rsid="000b7b36"/>
    </style:style>
    <style:style style:name="P5" style:family="paragraph" style:parent-style-name="Standard">
      <style:text-properties officeooo:rsid="000f89d8" officeooo:paragraph-rsid="000f89d8"/>
    </style:style>
    <style:style style:name="P6" style:family="paragraph" style:parent-style-name="Standard">
      <style:text-properties officeooo:rsid="0012254a" officeooo:paragraph-rsid="0012254a"/>
    </style:style>
    <style:style style:name="P7" style:family="paragraph" style:parent-style-name="Standard">
      <style:text-properties officeooo:rsid="0012254a" officeooo:paragraph-rsid="00180283"/>
    </style:style>
    <style:style style:name="P8" style:family="paragraph" style:parent-style-name="Standard">
      <style:text-properties officeooo:rsid="0013a32c" officeooo:paragraph-rsid="00180283"/>
    </style:style>
    <style:style style:name="P9" style:family="paragraph" style:parent-style-name="Standard">
      <style:text-properties officeooo:rsid="00180283" officeooo:paragraph-rsid="00180283"/>
    </style:style>
    <style:style style:name="P10" style:family="paragraph" style:parent-style-name="Standard">
      <style:text-properties officeooo:rsid="001a6c39" officeooo:paragraph-rsid="001a6c39"/>
    </style:style>
    <style:style style:name="P11" style:family="paragraph" style:parent-style-name="Standard">
      <style:text-properties officeooo:rsid="001b155b" officeooo:paragraph-rsid="001b155b"/>
    </style:style>
    <style:style style:name="P12" style:family="paragraph" style:parent-style-name="Standard">
      <style:text-properties officeooo:rsid="0024230a" officeooo:paragraph-rsid="0024230a"/>
    </style:style>
    <style:style style:name="P13" style:family="paragraph" style:parent-style-name="Standard" style:list-style-name="L1">
      <style:text-properties officeooo:rsid="00092b4f" officeooo:paragraph-rsid="00092b4f"/>
    </style:style>
    <style:style style:name="P14" style:family="paragraph" style:parent-style-name="Standard" style:list-style-name="L2">
      <style:text-properties officeooo:rsid="00092b4f" officeooo:paragraph-rsid="00092b4f"/>
    </style:style>
    <style:style style:name="P15" style:family="paragraph" style:parent-style-name="Standard" style:list-style-name="L1">
      <style:text-properties officeooo:rsid="001a6c39" officeooo:paragraph-rsid="001a6c39"/>
    </style:style>
    <style:style style:name="P16" style:family="paragraph" style:parent-style-name="Standard" style:list-style-name="L7">
      <style:text-properties officeooo:rsid="001a6c39" officeooo:paragraph-rsid="001a6c39"/>
    </style:style>
    <style:style style:name="P17" style:family="paragraph" style:parent-style-name="Standard" style:list-style-name="L3">
      <style:text-properties officeooo:rsid="000a3043" officeooo:paragraph-rsid="000a3043"/>
    </style:style>
    <style:style style:name="P18" style:family="paragraph" style:parent-style-name="Standard" style:list-style-name="L4">
      <style:text-properties officeooo:rsid="000b7b36" officeooo:paragraph-rsid="000b7b36"/>
    </style:style>
    <style:style style:name="P19" style:family="paragraph" style:parent-style-name="Standard" style:list-style-name="L5"/>
    <style:style style:name="P20" style:family="paragraph" style:parent-style-name="Standard" style:list-style-name="L5">
      <style:text-properties officeooo:rsid="001d11e3" officeooo:paragraph-rsid="001d11e3"/>
    </style:style>
    <style:style style:name="P21" style:family="paragraph" style:parent-style-name="Standard" style:list-style-name="L6">
      <style:text-properties officeooo:rsid="0012254a" officeooo:paragraph-rsid="0012254a"/>
    </style:style>
    <style:style style:name="P22" style:family="paragraph" style:parent-style-name="Standard" style:list-style-name="L7">
      <style:text-properties officeooo:rsid="0012aaee" officeooo:paragraph-rsid="0012aaee"/>
    </style:style>
    <style:style style:name="P23" style:family="paragraph" style:parent-style-name="Standard" style:list-style-name="L7">
      <style:text-properties officeooo:rsid="00153339" officeooo:paragraph-rsid="00153339"/>
    </style:style>
    <style:style style:name="P24" style:family="paragraph" style:parent-style-name="Standard" style:list-style-name="L7">
      <style:text-properties officeooo:rsid="00153339" officeooo:paragraph-rsid="0025833f"/>
    </style:style>
    <style:style style:name="P25" style:family="paragraph" style:parent-style-name="Standard" style:list-style-name="L7">
      <style:text-properties officeooo:rsid="0019bd27" officeooo:paragraph-rsid="0019bd27"/>
    </style:style>
    <style:style style:name="P26" style:family="paragraph" style:parent-style-name="Standard" style:list-style-name="L7">
      <style:text-properties officeooo:rsid="0024230a" officeooo:paragraph-rsid="0024230a"/>
    </style:style>
    <style:style style:name="P27" style:family="paragraph" style:parent-style-name="Standard">
      <style:text-properties officeooo:rsid="00180283" officeooo:paragraph-rsid="00180283"/>
    </style:style>
    <style:style style:name="P28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11075e"/>
    </style:style>
    <style:style style:name="T2" style:family="text">
      <style:text-properties officeooo:rsid="00153339"/>
    </style:style>
    <style:style style:name="T3" style:family="text">
      <style:text-properties officeooo:rsid="00180283"/>
    </style:style>
    <style:style style:name="T4" style:family="text">
      <style:text-properties officeooo:rsid="001d11e3"/>
    </style:style>
    <style:style style:name="T5" style:family="text">
      <style:text-properties officeooo:rsid="002583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28" text:outline-level="2">Vergunningen</text:h>
      <text:p text:style-name="P2"/>
      <text:p text:style-name="P2">Omgevingsvergunning:</text:p>
      <text:list xml:id="list3360804605506222541" text:style-name="L1">
        <text:list-item>
          <text:p text:style-name="P13">Afwijken bestemmingsplan</text:p>
        </text:list-item>
        <text:list-item>
          <text:p text:style-name="P13">Kappen</text:p>
        </text:list-item>
        <text:list-item>
          <text:p text:style-name="P13">Bouwen</text:p>
        </text:list-item>
        <text:list-item>
          <text:p text:style-name="P13">Inrit-uitrit</text:p>
        </text:list-item>
        <text:list-item>
          <text:p text:style-name="P13">Slopen</text:p>
        </text:list-item>
        <text:list-item>
          <text:p text:style-name="P13">Brandveilig gebruik bouwwerk</text:p>
        </text:list-item>
        <text:list-item>
          <text:p text:style-name="P13">Reclame-uiting</text:p>
        </text:list-item>
        <text:list-item>
          <text:p text:style-name="P13">Uitvoeren van een werk</text:p>
        </text:list-item>
        <text:list-item>
          <text:p text:style-name="P13">Aanleggen, beschadigen of veranderen van een weg</text:p>
        </text:list-item>
        <text:list-item>
          <text:p text:style-name="P13">Vooroverleg (conceptaanvraag)</text:p>
        </text:list-item>
        <text:list-item>
          <text:p text:style-name="P13">Monumenten</text:p>
        </text:list-item>
        <text:list-item>
          <text:p text:style-name="P13">Archeologie</text:p>
        </text:list-item>
        <text:list-item>
          <text:p text:style-name="P13">Milieu</text:p>
        </text:list-item>
        <text:list-item>
          <text:p text:style-name="P13">Indirecte lozingen</text:p>
        </text:list-item>
        <text:list-item>
          <text:p text:style-name="P13">Bezwaarschrift aanslag leges omgevingsvergunning</text:p>
        </text:list-item>
        <text:list-item>
          <text:p text:style-name="P15">Aanvraag ontheffing geluid</text:p>
        </text:list-item>
      </text:list>
      <text:p text:style-name="P2"/>
      <text:p text:style-name="P6">Woonruimte:</text:p>
      <text:list xml:id="list1684534707871628967" text:style-name="L2">
        <text:list-item>
          <text:p text:style-name="P14">Vergunning kamerverhuur</text:p>
        </text:list-item>
        <text:list-item>
          <text:p text:style-name="P14">Huisnummer aanvragen of intrekken</text:p>
        </text:list-item>
        <text:list-item>
          <text:p text:style-name="P14">Vergunning splitsen gebouw in appartementsrechten</text:p>
        </text:list-item>
        <text:list-item>
          <text:p text:style-name="P14">Vergunning wijzigen gebruik woonruimte</text:p>
        </text:list-item>
      </text:list>
      <text:p text:style-name="P2"/>
      <text:p text:style-name="P3">Vergunningen en overige wet- en regelgeving<text:span text:style-name="T2"> (vergunning ondernemen)</text:span></text:p>
      <text:list xml:id="list3368991674584839358" text:style-name="L3">
        <text:list-item>
          <text:p text:style-name="P17">Drank- en horecavergunning</text:p>
        </text:list-item>
        <text:list-item>
          <text:p text:style-name="P17">Exploitatievergunning</text:p>
        </text:list-item>
        <text:list-item>
          <text:p text:style-name="P17">Exploitatievergunning speelautomatenhal</text:p>
        </text:list-item>
        <text:list-item>
          <text:p text:style-name="P17">Kaart incidentele ontheffing aanvragen</text:p>
        </text:list-item>
        <text:list-item>
          <text:p text:style-name="P17">Vergunning kansspelautomaten</text:p>
        </text:list-item>
        <text:list-item>
          <text:p text:style-name="P17">Vergunning seksinrichting of escortbedrijf</text:p>
        </text:list-item>
        <text:list-item>
          <text:p text:style-name="P17">Voorlopige (exploitatie)vergunning</text:p>
        </text:list-item>
      </text:list>
      <text:p text:style-name="P4"/>
      <text:p text:style-name="P4">Vergunningen detailhandel:</text:p>
      <text:list xml:id="list2808604749541814838" text:style-name="L4">
        <text:list-item>
          <text:p text:style-name="P18">Innemen van gemeentegrond voor commerciële doeleinden</text:p>
        </text:list-item>
        <text:list-item>
          <text:p text:style-name="P18">Winkeltijden Rotterdam</text:p>
        </text:list-item>
        <text:list-item>
          <text:p text:style-name="P18">Winkeltijdenwet incidentele ontheffing</text:p>
        </text:list-item>
        <text:list-item>
          <text:p text:style-name="P18">Winkeltijdenwet permanente ontheffing</text:p>
        </text:list-item>
        <text:list-item>
          <text:p text:style-name="P18">Controle op winkeluitstallingen</text:p>
        </text:list-item>
      </text:list>
      <text:p text:style-name="P4"/>
      <text:p text:style-name="P5">Ambulante handel:</text:p>
      <text:list xml:id="list4077674252835365111" text:style-name="L5">
        <text:list-item>
          <text:p text:style-name="P19">Marktvergunning</text:p>
        </text:list-item>
        <text:list-item>
          <text:p text:style-name="P19">Snuffelmarkten en braderieën houden </text:p>
        </text:list-item>
        <text:list-item>
          <text:p text:style-name="P19"><text:span text:style-name="T1">St</text:span>tandplaatsvergunning</text:p>
        </text:list-item>
        <text:list-item>
          <text:p text:style-name="P20">Vrijmarkt Koningsdag 2019</text:p>
        </text:list-item>
      </text:list>
      <text:p text:style-name="Standard"/>
      <text:p text:style-name="P6"><text:soft-page-break/></text:p>
      <text:p text:style-name="P6"/>
      <text:p text:style-name="P6"/>
      <text:p text:style-name="P6">Belastingen voor ondernemers:</text:p>
      <text:list xml:id="list3105240497442416308" text:style-name="L6">
        <text:list-item>
          <text:p text:style-name="P21">Bedrijfsreinigingsrecht</text:p>
        </text:list-item>
        <text:list-item>
          <text:p text:style-name="P21">Bedrijven investeringszones (BIZ)</text:p>
        </text:list-item>
        <text:list-item>
          <text:p text:style-name="P21">Belastingen op roerende bedrijfsruimten</text:p>
        </text:list-item>
        <text:list-item>
          <text:p text:style-name="P21">Belastingen op roerende woon- en bedrijfsruimten</text:p>
        </text:list-item>
        <text:list-item>
          <text:p text:style-name="P21">Logiesbelasting</text:p>
        </text:list-item>
        <text:list-item>
          <text:p text:style-name="P21">Parkeerbelasting</text:p>
        </text:list-item>
        <text:list-item>
          <text:p text:style-name="P21">Precariobelasting</text:p>
        </text:list-item>
        <text:list-item>
          <text:p text:style-name="P21">Reclamebelasting</text:p>
        </text:list-item>
        <text:list-item>
          <text:p text:style-name="P21">Rioolheffing</text:p>
        </text:list-item>
      </text:list>
      <text:p text:style-name="P6"/>
      <text:p text:style-name="P8">Evenementenvergunning<text:span text:style-name="T4"> (zoekwoord)</text:span></text:p>
      <text:p text:style-name="P9">Melding Evenement 0</text:p>
      <text:p text:style-name="P9">Melding Evenement A</text:p>
      <text:p text:style-name="P9">Melding Evenement B</text:p>
      <text:p text:style-name="P9">Melding Evenement C</text:p>
      <text:p text:style-name="P9"/>
      <text:list xml:id="list621934854144815234" text:style-name="L7">
        <text:list-item>
          <text:p text:style-name="P24">Leidingvergunning</text:p>
        </text:list-item>
        <text:list-item>
          <text:p text:style-name="P24"><text:span text:style-name="T5">Instemmingsbesluit Telecommunicatiekabels</text:span></text:p>
        </text:list-item>
      </text:list>
      <text:p text:style-name="P7"/>
      <text:list xml:id="list194737776210036" text:continue-numbering="true" text:style-name="L7">
        <text:list-item>
          <text:p text:style-name="P22">Vergunning gedenkteken</text:p>
        </text:list-item>
        <text:list-item>
          <text:p text:style-name="P23"><text:span text:style-name="T3">Ve</text:span>rgunning Toegelaten Taxiorganisatie</text:p>
        </text:list-item>
        <text:list-item>
          <text:p text:style-name="P25">Visvergunning</text:p>
        </text:list-item>
        <text:list-item>
          <text:p text:style-name="P16">Grondbank</text:p>
        </text:list-item>
        <text:list-item>
          <text:p text:style-name="P26">Stadsarchief (inzien bouwtekeningen)</text:p>
        </text:list-item>
      </text:list>
      <text:p text:style-name="P10"/>
      <text:p text:style-name="P11">Parkeervergunning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28:04.149256467</meta:creation-date>
    <dc:date>2019-03-25T19:47:35.905024346</dc:date>
    <meta:editing-duration>PT46M2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212" meta:character-count="1719" meta:non-whitespace-character-count="1624"/>
  </office:meta>
</office:document-meta>
</file>